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align="justify" style:justify-single-word="false" fo:text-indent="0mm" style:auto-text-indent="false">
        <style:tab-stops>
          <style:tab-stop style:position="24.01mm"/>
          <style:tab-stop style:position="48mm"/>
        </style:tab-stops>
      </style:paragraph-properties>
      <style:text-properties fo:font-size="12pt" fo:language="es" fo:country="ES" officeooo:rsid="0019265a" officeooo:paragraph-rsid="0019265a" style:font-size-asian="10.5pt" style:font-size-complex="12pt"/>
    </style:style>
    <style:style style:name="P2" style:family="paragraph" style:parent-style-name="Standard">
      <style:paragraph-properties fo:margin-left="0mm" fo:margin-right="0mm" fo:text-align="justify" style:justify-single-word="false" fo:text-indent="0mm" style:auto-text-indent="false">
        <style:tab-stops>
          <style:tab-stop style:position="31.94mm"/>
          <style:tab-stop style:position="63.69mm"/>
        </style:tab-stops>
      </style:paragraph-properties>
      <style:text-properties fo:font-size="12pt" fo:language="es" fo:country="ES" officeooo:rsid="0019265a" officeooo:paragraph-rsid="0019265a" style:font-size-asian="10.5pt" style:font-size-complex="12pt"/>
    </style:style>
    <style:style style:name="P3" style:family="paragraph" style:parent-style-name="Standard" style:master-page-name="">
      <style:paragraph-properties fo:margin-left="0mm" fo:margin-right="0mm" fo:text-align="justify" style:justify-single-word="false" fo:text-indent="0mm" style:auto-text-indent="false" style:page-number="auto">
        <style:tab-stops>
          <style:tab-stop style:position="31.94mm"/>
          <style:tab-stop style:position="63.69mm"/>
        </style:tab-stops>
      </style:paragraph-properties>
      <style:text-properties fo:font-size="12pt" fo:language="es" fo:country="ES" officeooo:rsid="001771d6" officeooo:paragraph-rsid="001771d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úmero<text:tab/>Español<text:tab/>Inglés</text:p>
      <text:p text:style-name="P2">1<text:tab/>Uno<text:tab/>One</text:p>
      <text:p text:style-name="P2">2<text:tab/>Dos<text:tab/>Two</text:p>
      <text:p text:style-name="P2">3<text:tab/>Tres<text:tab/>Three</text:p>
      <text:p text:style-name="P2">4<text:tab/>Cuatro<text:tab/>Four</text:p>
      <text:p text:style-name="P2">5<text:tab/>Cinco<text:tab/>Fiv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7T12:33:18.460000000</dc:date>
    <meta:editing-duration>PT52M47S</meta:editing-duration>
    <meta:editing-cycles>21</meta:editing-cycles>
    <meta:document-statistic meta:table-count="0" meta:image-count="0" meta:object-count="0" meta:page-count="1" meta:paragraph-count="6" meta:word-count="18" meta:character-count="76" meta:non-whitespace-character-count="64"/>
  </office:meta>
</office:document-meta>
</file>